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ainFormatter.onRunStopped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inFormatter.onTestStarted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inFormatter.onRunEnded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inFormatter.onTestError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lainFormatter.onTestFailure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lainFormatter.onSuiteStarted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lainFormatter.onTestEnded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inFormatter.onSuiteEnded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